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B" style:family="paragraph">
      <style:paragraph-properties fo:break-before="page"/>
    </style:style>
    <style:style style:name="P1" style:family="paragraph" style:parent-style-name="Standard">
      <style:paragraph-properties fo:text-align="center" style:justify-single-word="false"/>
      <style:text-properties fo:font-size="15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1pt" officeooo:rsid="00adb543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p text:style-name="P3">Dell Latitude 3470</text:p>
      <text:p text:style-name="PB"/>
      <text:p text:style-name="Standard">Technical Specifications (6th Gen)</text:p>
      <text:p text:style-name="Standard">CPU: i5-6200U (2 Cores @ 2.30GHz</text:p>
      <text:p text:style-name="Standard">RAM: 16GB DDR3 | Storage: 240 GB Sata SSD</text:p>
      <text:p text:style-name="Standard">Battery: YES | BIOS: Unlocked</text:p>
      <text:p text:style-name="Standard">Loc: Sipping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